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 style:list-style-name="L4">
      <style:text-properties officeooo:paragraph-rsid="0001fc0b"/>
    </style:style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P6" style:family="paragraph" style:parent-style-name="Text_20_body" style:list-style-name="L7"/>
    <style:style style:name="P7" style:family="paragraph" style:parent-style-name="Text_20_body" style:list-style-name="L2">
      <style:paragraph-properties fo:margin-top="0in" fo:margin-bottom="0in" loext:contextual-spacing="false"/>
    </style:style>
    <style:style style:name="P8" style:family="paragraph" style:parent-style-name="Text_20_body" style:list-style-name="L3">
      <style:paragraph-properties fo:margin-top="0in" fo:margin-bottom="0in" loext:contextual-spacing="false"/>
    </style:style>
    <style:style style:name="P9" style:family="paragraph" style:parent-style-name="Text_20_body" style:list-style-name="L4">
      <style:paragraph-properties fo:margin-top="0in" fo:margin-bottom="0in" loext:contextual-spacing="false"/>
    </style:style>
    <style:style style:name="P10" style:family="paragraph" style:parent-style-name="Text_20_body" style:list-style-name="L5">
      <style:paragraph-properties fo:margin-top="0in" fo:margin-bottom="0in" loext:contextual-spacing="false"/>
    </style:style>
    <style:style style:name="P11" style:family="paragraph" style:parent-style-name="Text_20_body" style:list-style-name="L6">
      <style:paragraph-properties fo:margin-top="0in" fo:margin-bottom="0in" loext:contextual-spacing="false"/>
    </style:style>
    <style:style style:name="P12" style:family="paragraph" style:parent-style-name="Text_20_body" style:list-style-name="L7">
      <style:paragraph-properties fo:margin-top="0in" fo:margin-bottom="0in" loext:contextual-spacing="false"/>
    </style:style>
    <style:style style:name="P13" style:family="paragraph" style:parent-style-name="Text_20_body">
      <style:paragraph-properties fo:margin-top="0in" fo:margin-bottom="0in" loext:contextual-spacing="false"/>
      <style:text-properties officeooo:paragraph-rsid="0001fc0b"/>
    </style:style>
    <style:style style:name="P14" style:family="paragraph" style:parent-style-name="Heading_20_2">
      <style:text-properties fo:font-size="14pt"/>
    </style:style>
    <style:style style:name="P15" style:family="paragraph" style:parent-style-name="Heading_20_2">
      <style:text-properties fo:font-size="14pt" officeooo:paragraph-rsid="0001fc0b"/>
    </style:style>
    <style:style style:name="P16" style:family="paragraph" style:parent-style-name="Heading_20_2">
      <style:paragraph-properties fo:text-align="start" style:justify-single-word="false"/>
    </style:style>
    <style:style style:name="P17" style:family="paragraph" style:parent-style-name="Heading_20_2">
      <style:paragraph-properties fo:text-align="start" style:justify-single-word="false"/>
      <style:text-properties officeooo:paragraph-rsid="0001fc0b"/>
    </style:style>
    <style:style style:name="P18" style:family="paragraph" style:parent-style-name="Heading_20_2">
      <style:paragraph-properties fo:text-align="end" style:justify-single-word="false"/>
      <style:text-properties officeooo:paragraph-rsid="0001fc0b"/>
    </style:style>
    <style:style style:name="T1" style:family="text">
      <style:text-properties officeooo:rsid="0001fc0b"/>
    </style:style>
    <style:style style:name="T2" style:family="text">
      <style:text-properties fo:font-size="14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lexander Mednis</text:h>
      <text:h text:style-name="P18" text:outline-level="2"><text:a xlink:type="simple" xlink:href="mailto:mednisalex@gmail.com" text:style-name="Internet_20_link" text:visited-style-name="Visited_20_Internet_20_Link"><text:span text:style-name="T2">mednisalex@gmail.com</text:span></text:a></text:h>
      <text:h text:style-name="P17" text:outline-level="2">Summary of Skills:</text:h>
      <text:p text:style-name="P13"><text:tab/><text:span text:style-name="T1">FoodHandler ~ 2017</text:span></text:p>
      <text:p text:style-name="P13"><text:s text:c="12"/><text:span text:style-name="T1">CPR ~ 2017</text:span></text:p>
      <text:p text:style-name="P13"><text:tab/><text:span text:style-name="T1">Smart Serve ~ 2017</text:span> </text:p>
      <text:p text:style-name="P13"><text:tab/><text:span text:style-name="T1">WHMIS ~ 2017</text:span></text:p>
      <text:h text:style-name="P17" text:outline-level="2">Summary of Skills:</text:h>
      <text:list xml:id="list4156329123" text:style-name="L2">
        <text:list-item>
          <text:p text:style-name="P7">Experience working in a professional environment, avoiding sensitive topics, and respecting confidentiality. </text:p>
        </text:list-item>
        <text:list-item>
          <text:p text:style-name="P7">Comfortable working with people or as an individual. </text:p>
        </text:list-item>
        <text:list-item>
          <text:p text:style-name="P7">Experience using various equipment safely, such as kitchen utensils, construction tools and janitorial supplies. </text:p>
        </text:list-item>
        <text:list-item>
          <text:p text:style-name="P7">Exited to learn new equipment or programs. </text:p>
        </text:list-item>
        <text:list-item>
          <text:p text:style-name="P7">Intermediate use of word processors, text editors, python, as well as some knowledge of bash, excell and shell scripting.(comfortable on a command line) </text:p>
        </text:list-item>
        <text:list-item>
          <text:p text:style-name="P7">Janitorial duties - Experience sweeping, moping, vacuuming and using different cleaners and disinfectants. </text:p>
        </text:list-item>
        <text:list-item>
          <text:p text:style-name="P1">Available for a variety of shifts, any day of the week. </text:p>
        </text:list-item>
      </text:list>
      <text:h text:style-name="P16" text:outline-level="2">Work History:</text:h>
      <text:h text:style-name="P14" text:outline-level="2">Town Parks and Recreation ~ May 2017</text:h>
      <text:list xml:id="list4165189155" text:style-name="L3">
        <text:list-item>
          <text:p text:style-name="P8">Pick up debris from streets and parks. </text:p>
        </text:list-item>
        <text:list-item>
          <text:p text:style-name="P8">Check if public trashcans need to be emptied. </text:p>
        </text:list-item>
        <text:list-item>
          <text:p text:style-name="P2">Communicate and log which streets my shift covered for the next next crew. </text:p>
        </text:list-item>
      </text:list>
      <text:h text:style-name="P14" text:outline-level="2">Hobby Farm ~ 2012-Present</text:h>
      <text:list xml:id="list2272483440" text:style-name="L4">
        <text:list-item>
          <text:p text:style-name="P9">Feed, water, and care for animals on a daily basis. </text:p>
        </text:list-item>
        <text:list-item>
          <text:p text:style-name="P3">Clean and maintain pens and enclosures, including fence repair. </text:p>
        </text:list-item>
      </text:list>
      <text:h text:style-name="P15" text:outline-level="2"><text:soft-page-break/></text:h>
      <text:h text:style-name="P15" text:outline-level="2">Construction labouror</text:h>
      <text:list xml:id="list495898335" text:style-name="L5">
        <text:list-item>
          <text:p text:style-name="P10">Worked as part of a crew to complete jobs uniformly in relation to each other, in regards to tie and layout. </text:p>
        </text:list-item>
        <text:list-item>
          <text:p text:style-name="P10">Loading and unloading of tools and building materials, with the use of dollies, pumptrucks, and suction cups. </text:p>
        </text:list-item>
        <text:list-item>
          <text:p text:style-name="P10">Installation of shelving, cabinetry and store fixtures according to layout. </text:p>
        </text:list-item>
        <text:list-item>
          <text:p text:style-name="P10">Prepping store fixtures to be ready for merchandisers to stock, including wiping fixtures down, and cleaning the immediate area around them. </text:p>
        </text:list-item>
        <text:list-item>
          <text:p text:style-name="P4">Keeping work are sorted and clean, encouraging a hazard free work environment, as well as showing a level of professionalism. </text:p>
        </text:list-item>
      </text:list>
      <text:h text:style-name="P16" text:outline-level="2">Volunteer Experience:</text:h>
      <text:h text:style-name="P14" text:outline-level="2">Senior's Residence ~ 2017-Present</text:h>
      <text:list xml:id="list3521947656" text:style-name="L6">
        <text:list-item>
          <text:p text:style-name="P11">Setup, referee and score shuffle board games. </text:p>
        </text:list-item>
        <text:list-item>
          <text:p text:style-name="P11">Host and call bingo games. </text:p>
        </text:list-item>
        <text:list-item>
          <text:p text:style-name="P11">Hand out prizes to game winners. </text:p>
        </text:list-item>
        <text:list-item>
          <text:p text:style-name="P5">Some minor data entry. </text:p>
        </text:list-item>
      </text:list>
      <text:h text:style-name="P14" text:outline-level="2">Cancer Support Centre ~ 2014</text:h>
      <text:list xml:id="list1460265709" text:style-name="L7">
        <text:list-item>
          <text:p text:style-name="P12">Preparation of meals for members of the social club. </text:p>
        </text:list-item>
        <text:list-item>
          <text:p text:style-name="P12">Cleaning and sanitation of yoga rooms and mats. </text:p>
        </text:list-item>
        <text:list-item>
          <text:p text:style-name="P6">Calling members to confirm/update profile information in spreadsheet program. </text:p>
        </text:list-item>
      </text:list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5T17:30:40.740238994</dc:date>
    <meta:editing-duration>PT8M21S</meta:editing-duration>
    <meta:editing-cycles>1</meta:editing-cycles>
    <meta:generator>LibreOffice/5.3.3.2$Linux_X86_64 LibreOffice_project/30m0$Build-2</meta:generator>
    <meta:document-statistic meta:table-count="0" meta:image-count="0" meta:object-count="0" meta:page-count="2" meta:paragraph-count="39" meta:word-count="344" meta:character-count="2127" meta:non-whitespace-character-count="1806"/>
  </office:meta>
</office:document-meta>
</file>